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random</text:p>
      <text:p text:style-name="Standard"><text:s/></text:p>
      <text:p text:style-name="Standard">class Account:</text:p>
      <text:p text:style-name="Standard"><text:s text:c="4"/># Construct an Account object</text:p>
      <text:p text:style-name="Standard"><text:s text:c="4"/>def __init__(self, id, balance = 0, annualInterestRate = 3.4):</text:p>
      <text:p text:style-name="Standard"><text:s text:c="8"/>self.id = id</text:p>
      <text:p text:style-name="Standard"><text:s text:c="8"/>self.balance = balance</text:p>
      <text:p text:style-name="Standard"><text:s text:c="8"/>self.annualInterestRate = annualInterestRate</text:p>
      <text:p text:style-name="Standard"><text:s/></text:p>
      <text:p text:style-name="Standard"><text:s text:c="4"/>def getId(self):</text:p>
      <text:p text:style-name="Standard"><text:s text:c="8"/>return self.id</text:p>
      <text:p text:style-name="Standard"><text:s/></text:p>
      <text:p text:style-name="Standard"><text:s text:c="4"/>def getBalance(self):</text:p>
      <text:p text:style-name="Standard"><text:s text:c="8"/>return self.balance</text:p>
      <text:p text:style-name="Standard"><text:s/></text:p>
      <text:p text:style-name="Standard"><text:s text:c="4"/>def getAnnualInterestRate(self):</text:p>
      <text:p text:style-name="Standard"><text:s text:c="8"/>return self.annualInterestRate</text:p>
      <text:p text:style-name="Standard"><text:s/></text:p>
      <text:p text:style-name="Standard"><text:s text:c="4"/>def getMonthlyInterestRate(self):</text:p>
      <text:p text:style-name="Standard"><text:s text:c="8"/>return self.annualInterestRate / 12</text:p>
      <text:p text:style-name="Standard"><text:s/></text:p>
      <text:p text:style-name="Standard"><text:s text:c="4"/>def withdraw(self, amount):</text:p>
      <text:p text:style-name="Standard"><text:s text:c="8"/>self.balance -= amount</text:p>
      <text:p text:style-name="Standard"><text:s/></text:p>
      <text:p text:style-name="Standard"><text:s text:c="4"/>def deposit(self, amount):</text:p>
      <text:p text:style-name="Standard"><text:s text:c="8"/>self.balance += amount</text:p>
      <text:p text:style-name="Standard"><text:s/></text:p>
      <text:p text:style-name="Standard"><text:s text:c="4"/>def getMonthlyInterest(self):</text:p>
      <text:p text:style-name="Standard"><text:s text:c="8"/>return self.balance * self.getMonthlyInterestRate()</text:p>
      <text:p text:style-name="Standard">def main():</text:p>
      <text:p text:style-name="Standard"><text:s text:c="3"/># Creating accounts</text:p>
      <text:p text:style-name="Standard"><text:s text:c="3"/>accounts = []</text:p>
      <text:p text:style-name="Standard"><text:s text:c="3"/>for i in range(1000, 9999):</text:p>
      <text:p text:style-name="Standard"><text:s text:c="7"/>account = Account(i, 0)</text:p>
      <text:p text:style-name="Standard"><text:s text:c="7"/>accounts.append(account)</text:p>
      <text:p text:style-name="Standard"><text:s text:c="8"/># ATM Processes</text:p>
      <text:p text:style-name="Standard"><text:s text:c="3"/>while True:</text:p>
      <text:p text:style-name="Standard"><text:s/></text:p>
      <text:p text:style-name="Standard"><text:s text:c="7"/># Reading id from user</text:p>
      <text:p text:style-name="Standard"><text:s text:c="7"/>id = int(input("\nEnter account pin: "))</text:p>
      <text:p text:style-name="Standard"><text:s/></text:p>
      <text:p text:style-name="Standard"><text:s text:c="7"/># Loop till id is valid</text:p>
      <text:p text:style-name="Standard"><text:s text:c="7"/>while id &lt; 1000 or id &gt; 9999:</text:p>
      <text:p text:style-name="Standard"><text:s text:c="11"/>id = int(input("\nInvalid Id.. Re-enter: "))</text:p>
      <text:p text:style-name="Standard"><text:s/></text:p>
      <text:p text:style-name="Standard"><text:s text:c="7"/># Iterating over account session</text:p>
      <text:p text:style-name="Standard"><text:s text:c="7"/>while True:</text:p>
      <text:p text:style-name="Standard"><text:s/></text:p>
      <text:p text:style-name="Standard"><text:s text:c="11"/># Printing menu</text:p>
      <text:p text:style-name="Standard"><text:soft-page-break/><text:s text:c="11"/>print("\n1 - View Balance \t 2 - Withdraw \t 3 - Deposit \t 4 - Exit ")</text:p>
      <text:p text:style-name="Standard"><text:s/></text:p>
      <text:p text:style-name="Standard"><text:s text:c="11"/># Reading selection</text:p>
      <text:p text:style-name="Standard"><text:s text:c="11"/>selection = int(input("\nEnter your selection: "))</text:p>
      <text:p text:style-name="Standard"><text:s/></text:p>
      <text:p text:style-name="Standard"><text:s text:c="11"/># Getting account object</text:p>
      <text:p text:style-name="Standard"><text:s text:c="11"/>for acc in accounts:</text:p>
      <text:p text:style-name="Standard"><text:s text:c="15"/># Comparing account id</text:p>
      <text:p text:style-name="Standard"><text:s text:c="15"/>if acc.getId() == id:</text:p>
      <text:p text:style-name="Standard"><text:s text:c="19"/>accountObj = acc</text:p>
      <text:p text:style-name="Standard"><text:s text:c="19"/>break</text:p>
      <text:p text:style-name="Standard"><text:s/></text:p>
      <text:p text:style-name="Standard"><text:s text:c="11"/># View Balance</text:p>
      <text:p text:style-name="Standard"><text:s text:c="11"/>if selection == 1:</text:p>
      <text:p text:style-name="Standard"><text:s text:c="15"/># Printing balance</text:p>
      <text:p text:style-name="Standard"><text:s text:c="15"/>print(accountObj.getBalance())</text:p>
      <text:p text:style-name="Standard"><text:s/></text:p>
      <text:p text:style-name="Standard"><text:s text:c="11"/># Withdraw</text:p>
      <text:p text:style-name="Standard"><text:s text:c="11"/>elif selection == 2:</text:p>
      <text:p text:style-name="Standard"><text:s text:c="15"/># Reading amount</text:p>
      <text:p text:style-name="Standard"><text:s text:c="15"/>amt = float(input("\nEnter amount to withdraw: "))</text:p>
      <text:p text:style-name="Standard"><text:s text:c="15"/>ver_withdraw = input("Is this the correct amount, Yes or No ? " + str(amt) + " ")</text:p>
      <text:p text:style-name="Standard"><text:s/></text:p>
      <text:p text:style-name="Standard"><text:s text:c="15"/>if ver_withdraw == "Yes":</text:p>
      <text:p text:style-name="Standard"><text:s text:c="19"/>print("Verify withdraw")</text:p>
      <text:p text:style-name="Standard"><text:s text:c="15"/>else:</text:p>
      <text:p text:style-name="Standard"><text:s text:c="19"/>break</text:p>
      <text:p text:style-name="Standard"><text:s/></text:p>
      <text:p text:style-name="Standard"><text:s text:c="15"/>if amt &lt; accountObj.getBalance():</text:p>
      <text:p text:style-name="Standard"><text:s text:c="18"/># Calling withdraw method</text:p>
      <text:p text:style-name="Standard"><text:s text:c="18"/>accountObj.withdraw(amt)</text:p>
      <text:p text:style-name="Standard"><text:s text:c="18"/># Printing updated balance</text:p>
      <text:p text:style-name="Standard"><text:s text:c="18"/>print("\nUpdated Balance: " + str(accountObj.getBalance()) + " n")</text:p>
      <text:p text:style-name="Standard"><text:s text:c="15"/>else:</text:p>
      <text:p text:style-name="Standard"><text:s text:c="20"/>print("\nYou're balance is less than withdrawl amount: " + str(accountObj.getBalance()) + " n")</text:p>
      <text:p text:style-name="Standard"><text:s text:c="20"/>print("\nPlease make a deposit.");</text:p>
      <text:p text:style-name="Standard"><text:s/></text:p>
      <text:p text:style-name="Standard"><text:s text:c="11"/># Deposit</text:p>
      <text:p text:style-name="Standard"><text:s text:c="11"/>elif selection == 3:</text:p>
      <text:p text:style-name="Standard"><text:s text:c="15"/># Reading amount</text:p>
      <text:p text:style-name="Standard"><text:s text:c="15"/>amt = float(input("\nEnter amount to deposit: "))</text:p>
      <text:p text:style-name="Standard"><text:s text:c="15"/>ver_deposit = input("Is this the correct amount, Yes, or No ? " + str(amt) + " ")</text:p>
      <text:p text:style-name="Standard"><text:s/></text:p>
      <text:p text:style-name="Standard"><text:s text:c="15"/>if ver_deposit == "Yes":</text:p>
      <text:p text:style-name="Standard"><text:s text:c="18"/># Calling deposit method</text:p>
      <text:p text:style-name="Standard"><text:s text:c="18"/>accountObj.deposit(amt);</text:p>
      <text:p text:style-name="Standard"><text:s text:c="18"/># Printing updated balance</text:p>
      <text:p text:style-name="Standard"><text:s text:c="18"/>print("\nUpdated Balance: " + str(accountObj.getBalance()) + " n")</text:p>
      <text:p text:style-name="Standard"><text:soft-page-break/><text:s text:c="15"/>else:</text:p>
      <text:p text:style-name="Standard"><text:s text:c="19"/>break</text:p>
      <text:p text:style-name="Standard"><text:s/></text:p>
      <text:p text:style-name="Standard"><text:s text:c="11"/>elif selection == 4:</text:p>
      <text:p text:style-name="Standard"><text:s text:c="15"/>print("nTransaction is now complete.")</text:p>
      <text:p text:style-name="Standard"><text:s text:c="15"/>print("Transaction number: ", random.randint(10000, 1000000))</text:p>
      <text:p text:style-name="Standard"><text:s text:c="15"/>print("Current Interest Rate: ", accountObj.annualInterestRate)</text:p>
      <text:p text:style-name="Standard"><text:s text:c="15"/>print("Monthly Interest Rate: ", accountObj.annualInterestRate / 12)</text:p>
      <text:p text:style-name="Standard"><text:s text:c="15"/>print("Thanks for choosing us as your bank")</text:p>
      <text:p text:style-name="Standard"><text:s text:c="15"/>exit()</text:p>
      <text:p text:style-name="Standard"><text:s/></text:p>
      <text:p text:style-name="Standard"><text:s text:c="12"/># Any other choice</text:p>
      <text:p text:style-name="Standard"><text:s text:c="11"/>else:</text:p>
      <text:p text:style-name="Standard"><text:s text:c="15"/>print("nThat's an invalid choice.")</text:p>
      <text:p text:style-name="Standard"><text:s/></text:p>
      <text:p text:style-name="Standard"># Main function</text:p>
      <text:p text:style-name="Standard">main()</text:p>
      <text:p text:style-name="Standard"/>
      <text:p text:style-name="Standard"/>
      <text:p text:style-name="Standard"/>
      <text:p text:style-name="Standard"><text:s text:c="4"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5T15:58:16.955000000</meta:creation-date>
    <dc:date>2021-06-15T16:00:27.798000000</dc:date>
    <meta:editing-duration>PT2M13S</meta:editing-duration>
    <meta:editing-cycles>1</meta:editing-cycles>
    <meta:document-statistic meta:table-count="0" meta:image-count="0" meta:object-count="0" meta:page-count="3" meta:paragraph-count="115" meta:word-count="366" meta:character-count="3552" meta:non-whitespace-character-count="2257"/>
    <meta:generator>LibreOffice/7.1.2.2$Windows_X86_64 LibreOffice_project/8a45595d069ef5570103caea1b71cc9d82b2aae4</meta:generator>
  </office:meta>
</office:document-meta>
</file>